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99ff" style:cell-protect="none" style:print-content="true" fo:border="0.06pt solid #000000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ffcc00" fo:border="0.06pt solid #000000"/>
    </style:style>
  </office:automatic-styles>
  <office:body>
    <office:spreadsheet>
      <table:table table:name="Calculator" table:style-name="ta1" table:protected="true">
        <table:table-protection table:select-unprotected-cells="true"/>
        <table:table-column table:style-name="co1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 table:number-columns-spanned="5" table:number-rows-spanned="1">
            <text:p>The Ultimate Spread Sheet Calculator!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=</text:p>
          </table:table-cell>
          <table:table-cell table:formula="of:=[.A2]+[.C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=</text:p>
          </table:table-cell>
          <table:table-cell table:formula="of:=[.A3]-[.C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×</text:p>
          </table:table-cell>
          <table:table-cell/>
          <table:table-cell office:value-type="string" calcext:value-type="string">
            <text:p>=</text:p>
          </table:table-cell>
          <table:table-cell table:formula="of:=[.A4]*[.C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string" calcext:value-type="string">
            <text:p>÷</text:p>
          </table:table-cell>
          <table:table-cell/>
          <table:table-cell office:value-type="string" calcext:value-type="string">
            <text:p>=</text:p>
          </table:table-cell>
          <table:table-cell table:formula="of:=[.A5]/[.C5]" office:value-type="string" office:string-value="" calcext:value-type="error">
            <text:p>#DIV/0!</text:p>
          </table:table-cell>
        </table:table-row>
        <table:table-row table:style-name="ro2">
          <table:table-cell table:style-name="ce3" office:value-type="string" calcext:value-type="string" table:number-columns-spanned="5" table:number-rows-spanned="1">
            <text:p>Try typing something into the magenta fields. :)</text:p>
          </table:table-cell>
          <table:covered-table-cell/>
          <table:covered-table-cell table:style-name="Default"/>
          <table:covered-table-cell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/00/0000</text:date>, <text:time style:data-style-name="N2" text:time-value="16:32:33.631786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orio </meta:initial-creator>
    <meta:creation-date>2012-02-13T18:28:27</meta:creation-date>
    <dc:date>2015-01-03T16:32:45.359750660</dc:date>
    <dc:creator>mint </dc:creator>
    <meta:editing-duration>PT42S</meta:editing-duration>
    <meta:editing-cycles>4</meta:editing-cycles>
    <meta:generator>LibreOffice/4.2.7.2$Linux_X86_64 LibreOffice_project/420m0$Build-2</meta:generator>
    <meta:document-statistic meta:table-count="1" meta:cell-count="14" meta:object-count="0"/>
  </office:meta>
</office:document-meta>
</file>